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hread 1" table:style-name="ta1">
        <table:shapes>
          <draw:frame draw:z-index="0" draw:style-name="gr1" draw:text-style-name="P1" svg:width="453.46pt" svg:height="255.23pt" svg:x="163.9pt" svg:y="201.77pt">
            <loext:p/>
            <draw:object draw:notify-on-update-of-ranges="'Thread 1'.K2:'Thread 1'.K9 'Thread 1'.L2:'Thread 1'.L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table-cell table:style-name="ce1" office:value-type="string" calcext:value-type="string">
            <text:p>Run 4</text:p>
          </table:table-cell>
          <table:table-cell table:style-name="ce1" office:value-type="string" calcext:value-type="string">
            <text:p>Run 5</text:p>
          </table:table-cell>
          <table:table-cell table:style-name="ce1" office:value-type="string" calcext:value-type="string">
            <text:p>Run 6</text:p>
          </table:table-cell>
          <table:table-cell table:style-name="ce1" office:value-type="string" calcext:value-type="string">
            <text:p>Run 7</text:p>
          </table:table-cell>
          <table:table-cell table:style-name="ce1" office:value-type="string" calcext:value-type="string">
            <text:p>Run 8</text:p>
          </table:table-cell>
          <table:table-cell table:style-name="ce1" office:value-type="string" calcext:value-type="string">
            <text:p>Run 9</text:p>
          </table:table-cell>
          <table:table-cell table:style-name="ce1" office:value-type="string" calcext:value-type="string">
            <text:p>Run 10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SG SIZE</text:p>
          </table:table-cell>
          <table:table-cell table:style-name="Default"/>
        </table:table-row>
        <table:table-row table:style-name="ro1">
          <table:table-cell office:value-type="float" office:value="1755.254146" calcext:value-type="float">
            <text:p>1755.254146</text:p>
          </table:table-cell>
          <table:table-cell office:value-type="float" office:value="1306.766002" calcext:value-type="float">
            <text:p>1306.766002</text:p>
          </table:table-cell>
          <table:table-cell office:value-type="float" office:value="1227.866751" calcext:value-type="float">
            <text:p>1227.866751</text:p>
          </table:table-cell>
          <table:table-cell office:value-type="float" office:value="1287.551715" calcext:value-type="float">
            <text:p>1287.551715</text:p>
          </table:table-cell>
          <table:table-cell office:value-type="float" office:value="1238.165569" calcext:value-type="float">
            <text:p>1238.165569</text:p>
          </table:table-cell>
          <table:table-cell office:value-type="float" office:value="2834.564529" calcext:value-type="float">
            <text:p>2834.564529</text:p>
          </table:table-cell>
          <table:table-cell office:value-type="float" office:value="1342.013047" calcext:value-type="float">
            <text:p>1342.013047</text:p>
          </table:table-cell>
          <table:table-cell office:value-type="float" office:value="1224.482937" calcext:value-type="float">
            <text:p>1224.482937</text:p>
          </table:table-cell>
          <table:table-cell office:value-type="float" office:value="1327.045564" calcext:value-type="float">
            <text:p>1327.045564</text:p>
          </table:table-cell>
          <table:table-cell office:value-type="float" office:value="1258.864146" calcext:value-type="float">
            <text:p>1258.864146</text:p>
          </table:table-cell>
          <table:table-cell table:formula="of:=AVERAGE([.A2:.J2])" office:value-type="float" office:value="1480.2574406" calcext:value-type="float">
            <text:p>1480.257440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Msg 1</text:p>
          </table:table-cell>
        </table:table-row>
        <table:table-row table:style-name="ro1">
          <table:table-cell office:value-type="float" office:value="1137.852585" calcext:value-type="float">
            <text:p>1137.852585</text:p>
          </table:table-cell>
          <table:table-cell office:value-type="float" office:value="956.59119" calcext:value-type="float">
            <text:p>956.59119</text:p>
          </table:table-cell>
          <table:table-cell office:value-type="float" office:value="943.604296" calcext:value-type="float">
            <text:p>943.604296</text:p>
          </table:table-cell>
          <table:table-cell office:value-type="float" office:value="967.487108" calcext:value-type="float">
            <text:p>967.487108</text:p>
          </table:table-cell>
          <table:table-cell office:value-type="float" office:value="973.933542" calcext:value-type="float">
            <text:p>973.933542</text:p>
          </table:table-cell>
          <table:table-cell office:value-type="float" office:value="929.558975" calcext:value-type="float">
            <text:p>929.558975</text:p>
          </table:table-cell>
          <table:table-cell office:value-type="float" office:value="1021.355844" calcext:value-type="float">
            <text:p>1021.355844</text:p>
          </table:table-cell>
          <table:table-cell office:value-type="float" office:value="948.696693" calcext:value-type="float">
            <text:p>948.696693</text:p>
          </table:table-cell>
          <table:table-cell office:value-type="float" office:value="996.307584" calcext:value-type="float">
            <text:p>996.307584</text:p>
          </table:table-cell>
          <table:table-cell office:value-type="float" office:value="982.401881" calcext:value-type="float">
            <text:p>982.401881</text:p>
          </table:table-cell>
          <table:table-cell table:formula="of:=AVERAGE([.A3:.J3])" office:value-type="float" office:value="985.7789698" calcext:value-type="float">
            <text:p>985.778969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sg 2</text:p>
          </table:table-cell>
        </table:table-row>
        <table:table-row table:style-name="ro1">
          <table:table-cell office:value-type="float" office:value="4288.652286" calcext:value-type="float">
            <text:p>4288.652286</text:p>
          </table:table-cell>
          <table:table-cell office:value-type="float" office:value="3231.284652" calcext:value-type="float">
            <text:p>3231.284652</text:p>
          </table:table-cell>
          <table:table-cell office:value-type="float" office:value="3234.075797" calcext:value-type="float">
            <text:p>3234.075797</text:p>
          </table:table-cell>
          <table:table-cell office:value-type="float" office:value="3213.770521" calcext:value-type="float">
            <text:p>3213.770521</text:p>
          </table:table-cell>
          <table:table-cell office:value-type="float" office:value="3240.352337" calcext:value-type="float">
            <text:p>3240.352337</text:p>
          </table:table-cell>
          <table:table-cell office:value-type="float" office:value="3252.033602" calcext:value-type="float">
            <text:p>3252.033602</text:p>
          </table:table-cell>
          <table:table-cell office:value-type="float" office:value="3254.012845" calcext:value-type="float">
            <text:p>3254.012845</text:p>
          </table:table-cell>
          <table:table-cell office:value-type="float" office:value="3226.497231" calcext:value-type="float">
            <text:p>3226.497231</text:p>
          </table:table-cell>
          <table:table-cell office:value-type="float" office:value="3229.638396" calcext:value-type="float">
            <text:p>3229.638396</text:p>
          </table:table-cell>
          <table:table-cell office:value-type="float" office:value="3197.24899" calcext:value-type="float">
            <text:p>3197.24899</text:p>
          </table:table-cell>
          <table:table-cell table:formula="of:=AVERAGE([.A4:.J4])" office:value-type="float" office:value="3336.7566657" calcext:value-type="float">
            <text:p>3336.7566657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sg 3</text:p>
          </table:table-cell>
        </table:table-row>
        <table:table-row table:style-name="ro1">
          <table:table-cell office:value-type="float" office:value="2151.653127" calcext:value-type="float">
            <text:p>2151.653127</text:p>
          </table:table-cell>
          <table:table-cell office:value-type="float" office:value="1979.615258" calcext:value-type="float">
            <text:p>1979.615258</text:p>
          </table:table-cell>
          <table:table-cell office:value-type="float" office:value="1912.626885" calcext:value-type="float">
            <text:p>1912.626885</text:p>
          </table:table-cell>
          <table:table-cell office:value-type="float" office:value="1906.485752" calcext:value-type="float">
            <text:p>1906.485752</text:p>
          </table:table-cell>
          <table:table-cell office:value-type="float" office:value="1934.079272" calcext:value-type="float">
            <text:p>1934.079272</text:p>
          </table:table-cell>
          <table:table-cell office:value-type="float" office:value="1914.191026" calcext:value-type="float">
            <text:p>1914.191026</text:p>
          </table:table-cell>
          <table:table-cell office:value-type="float" office:value="1957.658018" calcext:value-type="float">
            <text:p>1957.658018</text:p>
          </table:table-cell>
          <table:table-cell office:value-type="float" office:value="1935.022406" calcext:value-type="float">
            <text:p>1935.022406</text:p>
          </table:table-cell>
          <table:table-cell office:value-type="float" office:value="1966.997639" calcext:value-type="float">
            <text:p>1966.997639</text:p>
          </table:table-cell>
          <table:table-cell office:value-type="float" office:value="1950.73314" calcext:value-type="float">
            <text:p>1950.73314</text:p>
          </table:table-cell>
          <table:table-cell table:formula="of:=AVERAGE([.A5:.J5])" office:value-type="float" office:value="1960.9062523" calcext:value-type="float">
            <text:p>1960.906252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sg 4</text:p>
          </table:table-cell>
        </table:table-row>
        <table:table-row table:style-name="ro1">
          <table:table-cell office:value-type="float" office:value="2180.985475" calcext:value-type="float">
            <text:p>2180.985475</text:p>
          </table:table-cell>
          <table:table-cell office:value-type="float" office:value="2125.642012" calcext:value-type="float">
            <text:p>2125.642012</text:p>
          </table:table-cell>
          <table:table-cell office:value-type="float" office:value="2070.998128" calcext:value-type="float">
            <text:p>2070.998128</text:p>
          </table:table-cell>
          <table:table-cell office:value-type="float" office:value="2125.867747" calcext:value-type="float">
            <text:p>2125.867747</text:p>
          </table:table-cell>
          <table:table-cell office:value-type="float" office:value="2103.025861" calcext:value-type="float">
            <text:p>2103.025861</text:p>
          </table:table-cell>
          <table:table-cell office:value-type="float" office:value="2082.667487" calcext:value-type="float">
            <text:p>2082.667487</text:p>
          </table:table-cell>
          <table:table-cell office:value-type="float" office:value="2119.171462" calcext:value-type="float">
            <text:p>2119.171462</text:p>
          </table:table-cell>
          <table:table-cell office:value-type="float" office:value="2091.712892" calcext:value-type="float">
            <text:p>2091.712892</text:p>
          </table:table-cell>
          <table:table-cell office:value-type="float" office:value="2081.691895" calcext:value-type="float">
            <text:p>2081.691895</text:p>
          </table:table-cell>
          <table:table-cell office:value-type="float" office:value="2114.180165" calcext:value-type="float">
            <text:p>2114.180165</text:p>
          </table:table-cell>
          <table:table-cell table:formula="of:=AVERAGE([.A6:.J6])" office:value-type="float" office:value="2109.5943124" calcext:value-type="float">
            <text:p>2109.594312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sg 5</text:p>
          </table:table-cell>
        </table:table-row>
        <table:table-row table:style-name="ro1">
          <table:table-cell office:value-type="float" office:value="14136.164794" calcext:value-type="float">
            <text:p>14136.164794</text:p>
          </table:table-cell>
          <table:table-cell office:value-type="float" office:value="16549.169818" calcext:value-type="float">
            <text:p>16549.169818</text:p>
          </table:table-cell>
          <table:table-cell office:value-type="float" office:value="14466.3825" calcext:value-type="float">
            <text:p>14466.3825</text:p>
          </table:table-cell>
          <table:table-cell office:value-type="float" office:value="14287.010596" calcext:value-type="float">
            <text:p>14287.010596</text:p>
          </table:table-cell>
          <table:table-cell office:value-type="float" office:value="14240.431754" calcext:value-type="float">
            <text:p>14240.431754</text:p>
          </table:table-cell>
          <table:table-cell office:value-type="float" office:value="16601.0919" calcext:value-type="float">
            <text:p>16601.0919</text:p>
          </table:table-cell>
          <table:table-cell office:value-type="float" office:value="17073.900385" calcext:value-type="float">
            <text:p>17073.900385</text:p>
          </table:table-cell>
          <table:table-cell office:value-type="float" office:value="13962.113778" calcext:value-type="float">
            <text:p>13962.113778</text:p>
          </table:table-cell>
          <table:table-cell office:value-type="float" office:value="14708.71837" calcext:value-type="float">
            <text:p>14708.71837</text:p>
          </table:table-cell>
          <table:table-cell office:value-type="float" office:value="14485.7262" calcext:value-type="float">
            <text:p>14485.7262</text:p>
          </table:table-cell>
          <table:table-cell table:formula="of:=AVERAGE([.A7:.J7])" office:value-type="float" office:value="15051.0710095" calcext:value-type="float">
            <text:p>15051.0710095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sg 6</text:p>
          </table:table-cell>
        </table:table-row>
        <table:table-row table:style-name="ro1">
          <table:table-cell office:value-type="float" office:value="11933.958317" calcext:value-type="float">
            <text:p>11933.958317</text:p>
          </table:table-cell>
          <table:table-cell office:value-type="float" office:value="14036.683743" calcext:value-type="float">
            <text:p>14036.683743</text:p>
          </table:table-cell>
          <table:table-cell office:value-type="float" office:value="12168.116811" calcext:value-type="float">
            <text:p>12168.116811</text:p>
          </table:table-cell>
          <table:table-cell office:value-type="float" office:value="11700.769529" calcext:value-type="float">
            <text:p>11700.769529</text:p>
          </table:table-cell>
          <table:table-cell office:value-type="float" office:value="12164.868352" calcext:value-type="float">
            <text:p>12164.868352</text:p>
          </table:table-cell>
          <table:table-cell office:value-type="float" office:value="13849.701941" calcext:value-type="float">
            <text:p>13849.701941</text:p>
          </table:table-cell>
          <table:table-cell office:value-type="float" office:value="14081.5518" calcext:value-type="float">
            <text:p>14081.5518</text:p>
          </table:table-cell>
          <table:table-cell office:value-type="float" office:value="11675.503761" calcext:value-type="float">
            <text:p>11675.503761</text:p>
          </table:table-cell>
          <table:table-cell office:value-type="float" office:value="12852.279285" calcext:value-type="float">
            <text:p>12852.279285</text:p>
          </table:table-cell>
          <table:table-cell office:value-type="float" office:value="12178.451641" calcext:value-type="float">
            <text:p>12178.451641</text:p>
          </table:table-cell>
          <table:table-cell table:formula="of:=AVERAGE([.A8:.J8])" office:value-type="float" office:value="12664.188518" calcext:value-type="float">
            <text:p>12664.18851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sg 7</text:p>
          </table:table-cell>
        </table:table-row>
        <table:table-row table:style-name="ro1">
          <table:table-cell office:value-type="float" office:value="12525.936244" calcext:value-type="float">
            <text:p>12525.936244</text:p>
          </table:table-cell>
          <table:table-cell office:value-type="float" office:value="14730.60574" calcext:value-type="float">
            <text:p>14730.60574</text:p>
          </table:table-cell>
          <table:table-cell office:value-type="float" office:value="12725.093376" calcext:value-type="float">
            <text:p>12725.093376</text:p>
          </table:table-cell>
          <table:table-cell office:value-type="float" office:value="12395.762304" calcext:value-type="float">
            <text:p>12395.762304</text:p>
          </table:table-cell>
          <table:table-cell office:value-type="float" office:value="12728.99324" calcext:value-type="float">
            <text:p>12728.99324</text:p>
          </table:table-cell>
          <table:table-cell office:value-type="float" office:value="14314.157685" calcext:value-type="float">
            <text:p>14314.157685</text:p>
          </table:table-cell>
          <table:table-cell office:value-type="float" office:value="14559.737497" calcext:value-type="float">
            <text:p>14559.737497</text:p>
          </table:table-cell>
          <table:table-cell office:value-type="float" office:value="12419.227656" calcext:value-type="float">
            <text:p>12419.227656</text:p>
          </table:table-cell>
          <table:table-cell office:value-type="float" office:value="12934.437882" calcext:value-type="float">
            <text:p>12934.437882</text:p>
          </table:table-cell>
          <table:table-cell office:value-type="float" office:value="12627.533787" calcext:value-type="float">
            <text:p>12627.533787</text:p>
          </table:table-cell>
          <table:table-cell table:formula="of:=AVERAGE([.A9:.J9])" office:value-type="float" office:value="13196.1485411" calcext:value-type="float">
            <text:p>13196.148541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sg 8</text:p>
          </table:table-cell>
        </table:table-row>
        <table:table-row table:style-name="ro1">
          <table:table-cell table:formula="of:=SUM([.A2:.A9])" office:value-type="float" office:value="50110.456974" calcext:value-type="float">
            <text:p>50110.456974</text:p>
          </table:table-cell>
          <table:table-cell table:formula="of:=SUM([.B2:.B9])" office:value-type="float" office:value="54916.358415" calcext:value-type="float">
            <text:p>54916.358415</text:p>
          </table:table-cell>
          <table:table-cell table:formula="of:=SUM([.C2:.C9])" office:value-type="float" office:value="48748.764544" calcext:value-type="float">
            <text:p>48748.764544</text:p>
          </table:table-cell>
          <table:table-cell table:formula="of:=SUM([.D2:.D9])" office:value-type="float" office:value="47884.705272" calcext:value-type="float">
            <text:p>47884.705272</text:p>
          </table:table-cell>
          <table:table-cell table:formula="of:=SUM([.E2:.E9])" office:value-type="float" office:value="48623.849927" calcext:value-type="float">
            <text:p>48623.849927</text:p>
          </table:table-cell>
          <table:table-cell table:formula="of:=SUM([.F2:.F9])" office:value-type="float" office:value="55777.967145" calcext:value-type="float">
            <text:p>55777.967145</text:p>
          </table:table-cell>
          <table:table-cell table:formula="of:=SUM([.G2:.G9])" office:value-type="float" office:value="55409.400898" calcext:value-type="float">
            <text:p>55409.400898</text:p>
          </table:table-cell>
          <table:table-cell table:formula="of:=SUM([.H2:.H9])" office:value-type="float" office:value="47483.257354" calcext:value-type="float">
            <text:p>47483.257354</text:p>
          </table:table-cell>
          <table:table-cell table:formula="of:=SUM([.I2:.I9])" office:value-type="float" office:value="50097.116615" calcext:value-type="float">
            <text:p>50097.116615</text:p>
          </table:table-cell>
          <table:table-cell table:formula="of:=SUM([.J2:.J9])" office:value-type="float" office:value="48795.13995" calcext:value-type="float">
            <text:p>48795.13995</text:p>
          </table:table-cell>
          <table:table-cell table:formula="of:=SUM([.K2:.K9])" office:value-type="float" office:value="50784.7017094" calcext:value-type="float">
            <text:p>50784.7017094</text:p>
          </table:table-cell>
          <table:table-cell table:formula="of:=SUM([.L2:.L9])" office:value-type="float" office:value="2120" calcext:value-type="float">
            <text:p>2120</text:p>
          </table:table-cell>
          <table:table-cell office:value-type="string" calcext:value-type="string">
            <text:p>SUM</text:p>
          </table:table-cell>
        </table:table-row>
      </table:table>
      <table:table table:name="Thread Mix" table:style-name="ta1">
        <table:shapes>
          <draw:frame draw:z-index="0" draw:style-name="gr1" draw:text-style-name="P1" svg:width="945.01pt" svg:height="424.69pt" svg:x="375.39pt" svg:y="57.97pt">
            <loext:p/>
            <draw:object draw:notify-on-update-of-ranges="'Thread Mix'.A2:'Thread Mix'.A58 'Thread Mix'.B2:'Thread Mix'.B58 'Thread Mix'.C2:'Thread Mix'.C58 'Thread Mix'.D2:'Thread Mix'.D5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902.13pt" svg:height="426.93pt" svg:x="420.6pt" svg:y="493.94pt">
            <loext:p/>
            <draw:object draw:notify-on-update-of-ranges="'Thread Mix'.A2:'Thread Mix'.A25 'Thread Mix'.B2:'Thread Mix'.B25 'Thread Mix'.C2:'Thread Mix'.C25 'Thread Mix'.D2:'Thread Mix'.D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ATOMS</text:p>
          </table:table-cell>
          <table:table-cell table:style-name="ce5" office:value-type="string" calcext:value-type="string">
            <text:p>NEW CONCEPTS</text:p>
          </table:table-cell>
          <table:table-cell table:style-name="ce2" office:value-type="string" calcext:value-type="string">
            <text:p>INS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2" calcext:value-type="float">
            <text:p>1372</text:p>
          </table:table-cell>
          <table:table-cell office:value-type="float" office:value="293" calcext:value-type="float">
            <text:p>29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38" calcext:value-type="float">
            <text:p>1038</text:p>
          </table:table-cell>
          <table:table-cell office:value-type="float" office:value="187" calcext:value-type="float">
            <text:p>18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4" calcext:value-type="float">
            <text:p>444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72" calcext:value-type="float">
            <text:p>1372</text:p>
          </table:table-cell>
          <table:table-cell office:value-type="float" office:value="165" calcext:value-type="float">
            <text:p>16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4" calcext:value-type="float">
            <text:p>16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38" calcext:value-type="float">
            <text:p>1038</text:p>
          </table:table-cell>
          <table:table-cell office:value-type="float" office:value="126" calcext:value-type="float">
            <text:p>12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4" calcext:value-type="float">
            <text:p>444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38" calcext:value-type="float">
            <text:p>1038</text:p>
          </table:table-cell>
          <table:table-cell office:value-type="float" office:value="126" calcext:value-type="float">
            <text:p>12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4" calcext:value-type="float">
            <text:p>16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38" calcext:value-type="float">
            <text:p>1038</text:p>
          </table:table-cell>
          <table:table-cell office:value-type="float" office:value="126" calcext:value-type="float">
            <text:p>12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38" calcext:value-type="float">
            <text:p>1038</text:p>
          </table:table-cell>
          <table:table-cell office:value-type="float" office:value="126" calcext:value-type="float">
            <text:p>12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4" calcext:value-type="float">
            <text:p>16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67" calcext:value-type="float">
            <text:p>967</text:p>
          </table:table-cell>
          <table:table-cell office:value-type="float" office:value="169" calcext:value-type="float">
            <text:p>16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331" calcext:value-type="float">
            <text:p>33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09" calcext:value-type="float">
            <text:p>509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278" calcext:value-type="float">
            <text:p>27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260" calcext:value-type="float">
            <text:p>26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854" calcext:value-type="float">
            <text:p>854</text:p>
          </table:table-cell>
          <table:table-cell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129" calcext:value-type="float">
            <text:p>12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float" office:value="261" calcext:value-type="float">
            <text:p>26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float" office:value="227" calcext:value-type="float">
            <text:p>2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265" calcext:value-type="float">
            <text:p>26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float" office:value="197" calcext:value-type="float">
            <text:p>197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float" office:value="194" calcext:value-type="float">
            <text:p>19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193" calcext:value-type="float">
            <text:p>19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float" office:value="139" calcext:value-type="float">
            <text:p>13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24" calcext:value-type="float">
            <text:p>6824</text:p>
          </table:table-cell>
          <table:table-cell office:value-type="float" office:value="143" calcext:value-type="float">
            <text:p>14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Clear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7">00/00/0000</text:date>, <text:time style:data-style-name="N2" text:time-value="16:10:19.953851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5:37:47.707026842</meta:creation-date>
    <dc:date>2017-10-17T22:36:40.847425819</dc:date>
    <meta:editing-duration>PT5H40M4S</meta:editing-duration>
    <meta:editing-cycles>13</meta:editing-cycles>
    <meta:generator>LibreOffice/5.4.2.2.0$Linux_X86_64 LibreOffice_project/40m0$Build-2</meta:generator>
    <meta:document-statistic meta:table-count="2" meta:cell-count="36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3.954cm" style:legend-expansion="high" chart:style-name="ch2"/>
        <chart:plot-area chart:style-name="ch3" table:cell-range-address="'Thread 1'.K2:'Thread 1'.L9" svg:x="0.319cm" svg:y="0.18cm" svg:width="12.508cm" svg:height="8.645cm">
          <chartooo:coordinate-region svg:x="1.311cm" svg:y="0.379cm" svg:width="11.23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hread 1'.K2:'Thread 1'.K9" chart:class="chart:line">
            <chart:data-point chart:repeated="8"/>
          </chart:series>
          <chart:series chart:style-name="ch7" chart:values-cell-range-address="'Thread 1'.L2:'Thread 1'.L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0.2574406">
                <text:p>1480.2574406</text:p>
                <draw:g>
                  <svg:desc>'Thread 1'.K2:'Thread 1'.K9</svg:desc>
                </draw:g>
              </table:table-cell>
              <table:table-cell office:value-type="float" office:value="331">
                <text:p>331</text:p>
                <draw:g>
                  <svg:desc>'Thread 1'.L2:'Thread 1'.L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5.7789698">
                <text:p>985.778969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36.7566657">
                <text:p>3336.756665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0.9062523">
                <text:p>1960.906252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9.5943124">
                <text:p>2109.59431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51.0710095">
                <text:p>15051.071009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64.188518">
                <text:p>12664.18851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96.1485411">
                <text:p>13196.1485411</text:p>
              </table:table-cell>
              <table:table-cell office:value-type="float" office:value="260">
                <text:p>2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339cm" svg:height="14.983cm" xlink:href=".." xlink:type="simple" chart:class="chart:line" chart:style-name="ch1">
        <chart:legend chart:legend-position="end" svg:x="30.487cm" svg:y="6.445cm" style:legend-expansion="high" chart:style-name="ch2"/>
        <chart:plot-area chart:style-name="ch3" table:cell-range-address="'Thread Mix'.A2:'Thread Mix'.D58" svg:x="0.666cm" svg:y="0.299cm" svg:width="29.155cm" svg:height="14.385cm">
          <chartooo:coordinate-region svg:x="1.658cm" svg:y="0.498cm" svg:width="27.976cm" svg:height="13.5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hread Mix'.A2:'Thread Mix'.A58" chart:class="chart:line">
            <chart:data-point chart:repeated="57"/>
          </chart:series>
          <chart:series chart:style-name="ch7" chart:values-cell-range-address="'Thread Mix'.B2:'Thread Mix'.B58" chart:class="chart:line">
            <chart:data-point chart:repeated="57"/>
          </chart:series>
          <chart:series chart:style-name="ch8" chart:values-cell-range-address="'Thread Mix'.C2:'Thread Mix'.C58" chart:class="chart:line">
            <chart:data-point chart:repeated="57"/>
          </chart:series>
          <chart:series chart:style-name="ch9" chart:values-cell-range-address="'Thread Mix'.D2:'Thread Mix'.D58" chart:class="chart:line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Thread Mix'.A2:'Thread Mix'.A58</svg:desc>
                </draw:g>
              </table:table-cell>
              <table:table-cell office:value-type="float" office:value="1372">
                <text:p>1372</text:p>
                <draw:g>
                  <svg:desc>'Thread Mix'.B2:'Thread Mix'.B58</svg:desc>
                </draw:g>
              </table:table-cell>
              <table:table-cell office:value-type="float" office:value="293">
                <text:p>293</text:p>
                <draw:g>
                  <svg:desc>'Thread Mix'.C2:'Thread Mix'.C58</svg:desc>
                </draw:g>
              </table:table-cell>
              <table:table-cell office:value-type="float" office:value="228">
                <text:p>228</text:p>
                <draw:g>
                  <svg:desc>'Thread Mix'.D2:'Thread Mix'.D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4">
                <text:p>164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2">
                <text:p>182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038">
                <text:p>1038</text:p>
              </table:table-cell>
              <table:table-cell office:value-type="float" office:value="187">
                <text:p>18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444">
                <text:p>444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92">
                <text:p>9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372">
                <text:p>1372</text:p>
              </table:table-cell>
              <table:table-cell office:value-type="float" office:value="165">
                <text:p>16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164">
                <text:p>16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182">
                <text:p>182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1038">
                <text:p>1038</text:p>
              </table:table-cell>
              <table:table-cell office:value-type="float" office:value="126">
                <text:p>12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444">
                <text:p>444</text:p>
              </table:table-cell>
              <table:table-cell office:value-type="float" office:value="49">
                <text:p>4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">
                <text:p>49</text:p>
              </table:table-cell>
              <table:table-cell office:value-type="float" office:value="164">
                <text:p>16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182">
                <text:p>182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1038">
                <text:p>1038</text:p>
              </table:table-cell>
              <table:table-cell office:value-type="float" office:value="126">
                <text:p>12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">
                <text:p>63</text:p>
              </table:table-cell>
              <table:table-cell office:value-type="float" office:value="164">
                <text:p>16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182">
                <text:p>182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038">
                <text:p>1038</text:p>
              </table:table-cell>
              <table:table-cell office:value-type="float" office:value="126">
                <text:p>12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">
                <text:p>79</text:p>
              </table:table-cell>
              <table:table-cell office:value-type="float" office:value="115">
                <text:p>1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164">
                <text:p>16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182">
                <text:p>182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">
                <text:p>98</text:p>
              </table:table-cell>
              <table:table-cell office:value-type="float" office:value="1038">
                <text:p>1038</text:p>
              </table:table-cell>
              <table:table-cell office:value-type="float" office:value="126">
                <text:p>12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">
                <text:p>99</text:p>
              </table:table-cell>
              <table:table-cell office:value-type="float" office:value="164">
                <text:p>16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">
                <text:p>101</text:p>
              </table:table-cell>
              <table:table-cell office:value-type="float" office:value="182">
                <text:p>182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8">
                <text:p>218</text:p>
              </table:table-cell>
              <table:table-cell office:value-type="float" office:value="967">
                <text:p>967</text:p>
              </table:table-cell>
              <table:table-cell office:value-type="float" office:value="169">
                <text:p>16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63">
                <text:p>1263</text:p>
              </table:table-cell>
              <table:table-cell office:value-type="float" office:value="331">
                <text:p>331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5">
                <text:p>935</text:p>
              </table:table-cell>
              <table:table-cell office:value-type="float" office:value="218">
                <text:p>218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5">
                <text:p>955</text:p>
              </table:table-cell>
              <table:table-cell office:value-type="float" office:value="509">
                <text:p>509</text:p>
              </table:table-cell>
              <table:table-cell office:value-type="float" office:value="87">
                <text:p>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2">
                <text:p>842</text:p>
              </table:table-cell>
              <table:table-cell office:value-type="float" office:value="160">
                <text:p>160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4">
                <text:p>964</text:p>
              </table:table-cell>
              <table:table-cell office:value-type="float" office:value="136">
                <text:p>136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02">
                <text:p>1902</text:p>
              </table:table-cell>
              <table:table-cell office:value-type="float" office:value="278">
                <text:p>278</text:p>
              </table:table-cell>
              <table:table-cell office:value-type="float" office:value="39">
                <text:p>3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53">
                <text:p>1353</text:p>
              </table:table-cell>
              <table:table-cell office:value-type="float" office:value="228">
                <text:p>22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18">
                <text:p>1518</text:p>
              </table:table-cell>
              <table:table-cell office:value-type="float" office:value="260">
                <text:p>26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35">
                <text:p>4735</text:p>
              </table:table-cell>
              <table:table-cell office:value-type="float" office:value="854">
                <text:p>854</text:p>
              </table:table-cell>
              <table:table-cell office:value-type="float" office:value="154">
                <text:p>15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61">
                <text:p>3361</text:p>
              </table:table-cell>
              <table:table-cell office:value-type="float" office:value="129">
                <text:p>129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94">
                <text:p>3394</text:p>
              </table:table-cell>
              <table:table-cell office:value-type="float" office:value="153">
                <text:p>153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42">
                <text:p>3742</text:p>
              </table:table-cell>
              <table:table-cell office:value-type="float" office:value="116">
                <text:p>1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56">
                <text:p>4256</text:p>
              </table:table-cell>
              <table:table-cell office:value-type="float" office:value="130">
                <text:p>13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87">
                <text:p>4087</text:p>
              </table:table-cell>
              <table:table-cell office:value-type="float" office:value="134">
                <text:p>134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2">
                <text:p>4592</text:p>
              </table:table-cell>
              <table:table-cell office:value-type="float" office:value="261">
                <text:p>261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94">
                <text:p>4494</text:p>
              </table:table-cell>
              <table:table-cell office:value-type="float" office:value="227">
                <text:p>227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43">
                <text:p>4743</text:p>
              </table:table-cell>
              <table:table-cell office:value-type="float" office:value="265">
                <text:p>265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03">
                <text:p>6503</text:p>
              </table:table-cell>
              <table:table-cell office:value-type="float" office:value="168">
                <text:p>168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41">
                <text:p>5741</text:p>
              </table:table-cell>
              <table:table-cell office:value-type="float" office:value="115">
                <text:p>115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46">
                <text:p>5846</text:p>
              </table:table-cell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54">
                <text:p>5754</text:p>
              </table:table-cell>
              <table:table-cell office:value-type="float" office:value="122">
                <text:p>12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05">
                <text:p>5805</text:p>
              </table:table-cell>
              <table:table-cell office:value-type="float" office:value="196">
                <text:p>196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65">
                <text:p>5865</text:p>
              </table:table-cell>
              <table:table-cell office:value-type="float" office:value="360">
                <text:p>360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75">
                <text:p>5975</text:p>
              </table:table-cell>
              <table:table-cell office:value-type="float" office:value="197">
                <text:p>197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23">
                <text:p>6023</text:p>
              </table:table-cell>
              <table:table-cell office:value-type="float" office:value="194">
                <text:p>194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71">
                <text:p>6271</text:p>
              </table:table-cell>
              <table:table-cell office:value-type="float" office:value="193">
                <text:p>193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73">
                <text:p>6173</text:p>
              </table:table-cell>
              <table:table-cell office:value-type="float" office:value="120">
                <text:p>120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33">
                <text:p>6433</text:p>
              </table:table-cell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44">
                <text:p>7344</text:p>
              </table:table-cell>
              <table:table-cell office:value-type="float" office:value="139">
                <text:p>139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24">
                <text:p>6824</text:p>
              </table:table-cell>
              <table:table-cell office:value-type="float" office:value="143">
                <text:p>143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52">
                <text:p>6952</text:p>
              </table:table-cell>
              <table:table-cell office:value-type="float" office:value="76">
                <text:p>7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20">
                <text:p>7020</text:p>
              </table:table-cell>
              <table:table-cell office:value-type="float" office:value="94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43">
                <text:p>7043</text:p>
              </table:table-cell>
              <table:table-cell office:value-type="float" office:value="132">
                <text:p>13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826cm" svg:height="15.062cm" xlink:href=".." xlink:type="simple" chart:class="chart:line" chart:style-name="ch1">
        <chart:legend chart:legend-position="end" svg:x="28.974cm" svg:y="6.485cm" style:legend-expansion="high" chart:style-name="ch2"/>
        <chart:plot-area chart:style-name="ch3" table:cell-range-address="'Thread Mix'.A2:'Thread Mix'.D25" svg:x="0.636cm" svg:y="0.301cm" svg:width="27.702cm" svg:height="14.46cm">
          <chartooo:coordinate-region svg:x="1.443cm" svg:y="0.5cm" svg:width="26.523cm" svg:height="13.6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hread Mix'.A2:'Thread Mix'.A25" chart:class="chart:line">
            <chart:data-point chart:repeated="24"/>
          </chart:series>
          <chart:series chart:style-name="ch7" chart:values-cell-range-address="'Thread Mix'.B2:'Thread Mix'.B25" chart:class="chart:line">
            <chart:data-point chart:repeated="24"/>
          </chart:series>
          <chart:series chart:style-name="ch8" chart:values-cell-range-address="'Thread Mix'.C2:'Thread Mix'.C25" chart:class="chart:line">
            <chart:data-point chart:repeated="24"/>
          </chart:series>
          <chart:series chart:style-name="ch9" chart:values-cell-range-address="'Thread Mix'.D2:'Thread Mix'.D25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Thread Mix'.A2:'Thread Mix'.A25</svg:desc>
                </draw:g>
              </table:table-cell>
              <table:table-cell office:value-type="float" office:value="1372">
                <text:p>1372</text:p>
                <draw:g>
                  <svg:desc>'Thread Mix'.B2:'Thread Mix'.B25</svg:desc>
                </draw:g>
              </table:table-cell>
              <table:table-cell office:value-type="float" office:value="293">
                <text:p>293</text:p>
                <draw:g>
                  <svg:desc>'Thread Mix'.C2:'Thread Mix'.C25</svg:desc>
                </draw:g>
              </table:table-cell>
              <table:table-cell office:value-type="float" office:value="228">
                <text:p>228</text:p>
                <draw:g>
                  <svg:desc>'Thread Mix'.D2:'Thread Mix'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4">
                <text:p>164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2">
                <text:p>182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038">
                <text:p>1038</text:p>
              </table:table-cell>
              <table:table-cell office:value-type="float" office:value="187">
                <text:p>18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444">
                <text:p>444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92">
                <text:p>9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372">
                <text:p>1372</text:p>
              </table:table-cell>
              <table:table-cell office:value-type="float" office:value="165">
                <text:p>16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164">
                <text:p>16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182">
                <text:p>182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1038">
                <text:p>1038</text:p>
              </table:table-cell>
              <table:table-cell office:value-type="float" office:value="126">
                <text:p>12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444">
                <text:p>444</text:p>
              </table:table-cell>
              <table:table-cell office:value-type="float" office:value="49">
                <text:p>4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">
                <text:p>49</text:p>
              </table:table-cell>
              <table:table-cell office:value-type="float" office:value="164">
                <text:p>16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182">
                <text:p>182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1038">
                <text:p>1038</text:p>
              </table:table-cell>
              <table:table-cell office:value-type="float" office:value="126">
                <text:p>12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">
                <text:p>63</text:p>
              </table:table-cell>
              <table:table-cell office:value-type="float" office:value="164">
                <text:p>16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182">
                <text:p>182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038">
                <text:p>1038</text:p>
              </table:table-cell>
              <table:table-cell office:value-type="float" office:value="126">
                <text:p>12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">
                <text:p>79</text:p>
              </table:table-cell>
              <table:table-cell office:value-type="float" office:value="115">
                <text:p>1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164">
                <text:p>16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182">
                <text:p>182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">
                <text:p>98</text:p>
              </table:table-cell>
              <table:table-cell office:value-type="float" office:value="1038">
                <text:p>1038</text:p>
              </table:table-cell>
              <table:table-cell office:value-type="float" office:value="126">
                <text:p>12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">
                <text:p>99</text:p>
              </table:table-cell>
              <table:table-cell office:value-type="float" office:value="164">
                <text:p>16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">
                <text:p>101</text:p>
              </table:table-cell>
              <table:table-cell office:value-type="float" office:value="182">
                <text:p>182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8">
                <text:p>218</text:p>
              </table:table-cell>
              <table:table-cell office:value-type="float" office:value="967">
                <text:p>967</text:p>
              </table:table-cell>
              <table:table-cell office:value-type="float" office:value="169">
                <text:p>169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